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48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58pt"/>
    </style:style>
    <style:style style:name="P5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58pt" fo:font-weight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Moje wędrowanie,</text:span><text:span text:style-name="T1"><text:line-break/></text:span><text:span text:style-name="T1">Panie mój</text:span><text:span text:style-name="T1"><text:line-break/></text:span><text:span text:style-name="T1">Moje upadanie,</text:span><text:span text:style-name="T1"><text:line-break/></text:span><text:span text:style-name="T1">Panie mój</text:span><text:span text:style-name="T1"><text:line-break/></text:span><text:span text:style-name="T1">Moje powstawanie,</text:span><text:span text:style-name="T1"><text:line-break/></text:span><text:span text:style-name="T1">Panie mój</text:span><text:span text:style-name="T1"><text:line-break/></text:span><text:span text:style-name="T1">Twoje miłowa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Jesteś dla nas spragnionych</text:span><text:span text:style-name="T1"><text:line-break/></text:span><text:span text:style-name="T1">jak rosa poranna,</text:span><text:span text:style-name="T1"><text:line-break/></text:span><text:span text:style-name="T1">Tobie śpiewamy</text:span><text:span text:style-name="T1"><text:line-break/></text:span><text:span text:style-name="T1">radosne Hosanna.</text:span><text:span text:style-name="T1"><text:line-break/></text:span><text:span text:style-name="T1">Jesteś dla nas wędrowców</text:span><text:span text:style-name="T1"><text:line-break/></text:span><text:span text:style-name="T1">jak zdrój czystej wody,</text:span><text:span text:style-name="T1"><text:line-break/></text:span><text:span text:style-name="T1">Duszy wytchnienie,</text:span><text:span text:style-name="T1"><text:line-break/></text:span><text:span text:style-name="T1">niebiańskie ogrod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1">2. Nasze wędrowanie,</text:span><text:span text:style-name="T1"><text:line-break/></text:span><text:span text:style-name="T1">Panie nasz</text:span><text:span text:style-name="T1"><text:line-break/></text:span><text:span text:style-name="T1">Nasze upadanie,</text:span><text:span text:style-name="T1"><text:line-break/></text:span><text:span text:style-name="T1">Panie nasz</text:span><text:span text:style-name="T1"><text:line-break/></text:span><text:span text:style-name="T1">Nasze powstawanie,</text:span><text:span text:style-name="T1"><text:line-break/></text:span><text:span text:style-name="T1">Panie nasz</text:span><text:span text:style-name="T1"><text:line-break/></text:span><text:span text:style-name="T1">Twoje miłowa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1">Jesteś dla nas żeglarzy</text:span><text:span text:style-name="T1"><text:line-break/></text:span><text:span text:style-name="T1">jak gwiazda zaranna,</text:span><text:span text:style-name="T1"><text:line-break/></text:span><text:span text:style-name="T1">Tobie śpiewamy</text:span><text:span text:style-name="T1"><text:line-break/></text:span><text:span text:style-name="T1">radosne Hosanna.</text:span><text:span text:style-name="T1"><text:line-break/></text:span><text:span text:style-name="T1">Jesteś dla nas pielgrzymów</text:span><text:span text:style-name="T1"><text:line-break/></text:span><text:span text:style-name="T1">jak burzy ustanie,</text:span><text:span text:style-name="T1"><text:line-break/></text:span><text:span text:style-name="T1">Jesteś drogą, co nam</text:span><text:span text:style-name="T1"><text:line-break/></text:span><text:span text:style-name="T1">przez Ojca jest dan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Jesteś dla nas spragnionych</text:span><text:span text:style-name="T1"><text:line-break/></text:span><text:span text:style-name="T1">jak rosa poranna, </text:span><text:span text:style-name="T1"><text:line-break/></text:span><text:span text:style-name="T1">Tobie śpiewamy</text:span><text:span text:style-name="T1"><text:line-break/></text:span><text:span text:style-name="T1">radosne Hosanna.</text:span><text:span text:style-name="T1"><text:line-break/></text:span><text:span text:style-name="T1">Jesteś dla nas wędrowców</text:span><text:span text:style-name="T1"><text:line-break/></text:span><text:span text:style-name="T1">jak zdrój czystej wody,</text:span><text:span text:style-name="T1"><text:line-break/></text:span><text:span text:style-name="T1">Duszy wytchnienie,</text:span><text:span text:style-name="T1"><text:line-break/></text:span><text:span text:style-name="T1">niebiańskie ogrod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8:40:07</meta:creation-date>
    <dc:creator>Rafał Talacha</dc:creator>
    <dc:date>2009-01-27T09:10:57</dc:date>
    <dc:language>pl-PL</dc:language>
    <meta:editing-cycles>9</meta:editing-cycles>
    <meta:editing-duration>PT8M25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